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34c2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6f87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0507c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34c2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6f87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507c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1f34c2"/>
    </style:style>
    <style:style style:name="P8" style:family="paragraph" style:parent-style-name="Standard">
      <style:paragraph-properties fo:line-height="115%" fo:break-before="auto" fo:break-after="auto" style:writing-mode="lr-tb"/>
      <style:text-properties officeooo:paragraph-rsid="001f6f87"/>
    </style:style>
    <style:style style:name="P9" style:family="paragraph" style:parent-style-name="Standard">
      <style:paragraph-properties fo:line-height="115%" fo:break-before="auto" fo:break-after="auto" style:writing-mode="lr-tb"/>
      <style:text-properties officeooo:paragraph-rsid="0020507c"/>
    </style:style>
    <style:style style:name="P10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34c2" style:font-size-asian="12pt" style:font-size-complex="12pt"/>
    </style:style>
    <style:style style:name="P1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6f87" style:font-size-asian="12pt" style:font-size-complex="12pt"/>
    </style:style>
    <style:style style:name="P1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507c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34c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6f8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34c2" style:font-size-asian="12pt" style:font-size-complex="12pt"/>
    </style:style>
    <style:style style:name="P1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6f87" style:font-size-asian="12pt" style:font-size-complex="12pt"/>
    </style:style>
    <style:style style:name="P19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507c" style:font-size-asian="12pt" style:font-size-complex="12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252525" officeooo:paragraph-rsid="0020507c" fo:background-color="#ffffff"/>
    </style:style>
    <style:style style:name="P21" style:family="paragraph" style:parent-style-name="Standard">
      <style:paragraph-properties fo:margin-top="0.212cm" fo:margin-bottom="0cm" loext:contextual-spacing="false" fo:line-height="153%" fo:break-before="auto" fo:break-after="auto" style:writing-mode="lr-tb"/>
      <style:text-properties officeooo:paragraph-rsid="001f34c2"/>
    </style:style>
    <style:style style:name="P22" style:family="paragraph" style:parent-style-name="Standard">
      <style:paragraph-properties fo:margin-top="0.212cm" fo:margin-bottom="0cm" loext:contextual-spacing="false" fo:line-height="153%" style:writing-mode="lr-tb"/>
      <style:text-properties officeooo:paragraph-rsid="001f34c2"/>
    </style:style>
    <style:style style:name="P23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34c2"/>
    </style:style>
    <style:style style:name="P24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6f87"/>
    </style:style>
    <style:style style:name="P25" style:family="paragraph" style:parent-style-name="Standard">
      <style:paragraph-properties fo:margin-top="0.212cm" fo:margin-bottom="0.212cm" loext:contextual-spacing="false" fo:line-height="153%" style:writing-mode="lr-tb"/>
      <style:text-properties officeooo:paragraph-rsid="001f6f87"/>
    </style:style>
    <style:style style:name="P26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officeooo:paragraph-rsid="0020507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52525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3"><text:span text:style-name="T1">Katowice, 17.06.2015</text:span></text:p>
      <text:p text:style-name="P12"/>
      <text:p text:style-name="P19"/>
      <text:p text:style-name="P6"><text:s/><text:span text:style-name="T2">Uchwała Walnego Zebrania Członków</text:span></text:p>
      <text:p text:style-name="P6"><text:span text:style-name="T2">Stowarzyszenia Hackerspace Silesia</text:span></text:p>
      <text:p text:style-name="P6"><text:span text:style-name="T2">Z dnia 17.06.2015 r.</text:span></text:p>
      <text:p text:style-name="P15"/>
      <text:p text:style-name="P6"><text:span text:style-name="T2">Uchwała nr 3/2015 o odwołaniu zarządu</text:span></text:p>
      <text:p text:style-name="P15"/>
      <text:p text:style-name="P16"/>
      <text:p text:style-name="P9"><text:span text:style-name="T3">Walne zebranie członków stowarzyszenia Hackerspace Silesia uchwala, że odwołuje zarząd stowarzyszenia w składzie:</text:span></text:p>
      <text:list xml:id="list8245053161688567913" text:style-name="LS1">
        <text:list-item>
          <text:p text:style-name="P26"><text:span text:style-name="T3">Kamil Gałuszka</text:span></text:p>
        </text:list-item>
        <text:list-item>
          <text:p text:style-name="P26"><text:span text:style-name="T3">Aleksander Małaszkiewicz</text:span></text:p>
        </text:list-item>
        <text:list-item>
          <text:p text:style-name="P26"><text:span text:style-name="T3">Łukasz Oleś</text:span></text:p>
        </text:list-item>
        <text:list-item>
          <text:p text:style-name="P26"><text:span text:style-name="T3">Błażej Faliszek</text:span></text:p>
        </text:list-item>
        <text:list-item>
          <text:p text:style-name="P26"><text:span text:style-name="T3">Filip Kłębczyk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Przewodniczący <text:s text:c="83"/>Protokol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05:36.957032187</meta:creation-date>
    <dc:date>2015-07-03T12:07:17.227719927</dc:date>
    <meta:editing-duration>PT1M38S</meta:editing-duration>
    <meta:editing-cycles>3</meta:editing-cycles>
    <meta:generator>LibreOffice/4.4.4.2$Linux_X86_64 LibreOffice_project/40m0$Build-2</meta:generator>
    <meta:document-statistic meta:table-count="0" meta:image-count="0" meta:object-count="0" meta:page-count="1" meta:paragraph-count="12" meta:word-count="49" meta:character-count="450" meta:non-whitespace-character-count="334"/>
  </office:meta>
</office:document-meta>
</file>